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apple-system" fo:font-size="16pt" fo:letter-spacing="normal" fo:font-style="normal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/>
    </style:style>
    <style:style style:name="P4" style:family="paragraph" style:parent-style-name="Text_20_body" style:list-style-name="L1">
      <style:paragraph-properties fo:margin-top="0.423cm" fo:margin-bottom="0.423cm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.423cm" fo:margin-bottom="0.423cm" fo:orphans="2" fo:widows="2"/>
    </style:style>
    <style:style style:name="P6" style:family="paragraph" style:parent-style-name="Text_20_body" style:list-style-name="L2">
      <style:paragraph-properties fo:margin-top="0.423cm" fo:margin-bottom="0.423cm" fo:orphans="2" fo:widows="2"/>
    </style:style>
    <style:style style:name="P7" style:family="paragraph" style:parent-style-name="Standard">
      <style:text-properties fo:color="#000000"/>
    </style:style>
    <style:style style:name="P8" style:family="paragraph" style:parent-style-name="Heading_20_3">
      <style:paragraph-properties fo:text-align="start" style:justify-single-word="false"/>
      <style:text-properties fo:font-variant="normal" fo:text-transform="none" fo:color="#000000" style:font-name="apple-system" fo:font-size="16pt" fo:letter-spacing="normal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9" style:family="paragraph" style:parent-style-name="Heading_20_4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style:text-underline-style="solid" style:text-underline-width="auto" style:text-underline-color="font-color" fo:font-weight="bold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000000" style:font-name="apple-system" fo:font-size="18pt" fo:letter-spacing="normal" fo:font-style="normal" style:text-underline-style="solid" style:text-underline-width="auto" style:text-underline-color="font-color" fo:font-weight="bold" style:font-size-asian="18pt" style:font-style-asian="italic" style:font-size-complex="18pt" style:font-style-complex="italic"/>
    </style:style>
    <style:style style:name="P11" style:family="paragraph" style:parent-style-name="Heading_20_2">
      <style:paragraph-properties fo:text-align="center" style:justify-single-word="false"/>
      <style:text-properties fo:font-variant="normal" fo:text-transform="none" fo:color="#000000" style:font-name="apple-system" fo:font-size="16pt" fo:letter-spacing="normal" fo:font-style="normal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c9d1d9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c9d1d9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c9d1d9" style:font-name="ui-monospace" fo:font-size="9.75pt" fo:letter-spacing="normal" fo:font-style="normal" fo:font-weight="normal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style:font-name="ui-monospace" fo:font-size="9.75pt" fo:letter-spacing="normal" fo:font-style="normal" fo:font-weight="normal"/>
    </style:style>
    <style:style style:name="T8" style:family="text">
      <style:text-properties fo:font-variant="normal" fo:text-transform="none" fo:color="#800000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800000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800000" style:font-name="ui-monospace" fo:font-size="9.75pt" fo:letter-spacing="normal" fo:font-style="normal" fo:font-weight="normal"/>
    </style:style>
    <style:style style:name="T11" style:family="text">
      <style:text-properties fo:font-variant="normal" fo:text-transform="none" fo:color="#000000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000000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font-name="ui-monospace" fo:font-size="9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juliendardennes_06_10072021</text:h>
      <text:p text:style-name="P1"/>
      <text:h text:style-name="P11" text:outline-level="2">Project 6 OpenClassrooms - Build a secure API for a food review application.</text:h>
      <text:h text:style-name="P8" text:outline-level="3"><text:span text:style-name="T1"><text:s text:c="4"/></text:span>Installation:</text:h>
      <text:h text:style-name="P9" text:outline-level="4"><text:bookmark text:name="user-content-frontend-part"/>Frontend part:</text:h>
      <text:list xml:id="list2056742873482032712" text:style-name="L1">
        <text:list-item>
          <text:p text:style-name="P4">You will need NodeJS version 12.14 or 14.0 to run the frontend part.</text:p>
        </text:list-item>
        <text:list-item>
          <text:p text:style-name="P5"><text:span text:style-name="T11">Clone the front-end project on </text:span><text:a xlink:type="simple" xlink:href="https://github.com/OpenClassrooms-Student-Center/dwj-projet6" text:style-name="Internet_20_link" text:visited-style-name="Visited_20_Internet_20_Link"><text:span text:style-name="T12">https://github.com/OpenClassrooms-Student-Center/dwj-projet6</text:span></text:a><text:span text:style-name="T11">.</text:span></text:p>
        </text:list-item>
        <text:list-item>
          <text:p text:style-name="P2"><text:span text:style-name="T11">With a terminal, go to the "frontend" folder and install the dependencies: </text:span><text:span text:style-name="Source_20_Text"><text:span text:style-name="T13">npm install</text:span></text:span><text:span text:style-name="T11">.</text:span></text:p>
        </text:list-item>
        <text:list-item>
          <text:p text:style-name="P2"><text:span text:style-name="T11">To run the project, you also need to install Angular CLI version 7.0.2. </text:span><text:span text:style-name="Source_20_Text"><text:span text:style-name="T13">npm install -g @angular/cli@7.0.2</text:span></text:span></text:p>
        </text:list-item>
        <text:list-item>
          <text:p text:style-name="P2"><text:span text:style-name="T11">node-sass : be careful to take the version corresponding to NodeJS. For Node 14.0 for example, install node-sass in version 4.14+. You should do </text:span><text:span text:style-name="Source_20_Text"><text:span text:style-name="T13">npm i node-sass@4.14</text:span></text:span></text:p>
        </text:list-item>
        <text:list-item>
          <text:p text:style-name="P2"><text:span text:style-name="T11">Now, you can </text:span><text:span text:style-name="Source_20_Text"><text:span text:style-name="T13">npm start</text:span></text:span><text:span text:style-name="T11">.</text:span></text:p>
        </text:list-item>
        <text:list-item>
          <text:p text:style-name="P5"><text:span text:style-name="T11">Then, run the API on the port: </text:span><text:a xlink:type="simple" xlink:href="http://localhost:4200/" text:style-name="Internet_20_link" text:visited-style-name="Visited_20_Internet_20_Link"><text:span text:style-name="T12">http://localhost:4200</text:span></text:a><text:span text:style-name="T11">.</text:span></text:p>
        </text:list-item>
      </text:list>
      <text:h text:style-name="P9" text:outline-level="4"><text:bookmark text:name="user-content-backend-part"/>Backend part:</text:h>
      <text:list xml:id="list377047879929941007" text:style-name="L2">
        <text:list-item>
          <text:p text:style-name="P6"><text:span text:style-name="T11">Clone the back-end project on </text:span><text:a xlink:type="simple" xlink:href="https://github.com/PingrisAlexis/PingrisAlexis_06_29052021.git" text:style-name="Internet_20_link" text:visited-style-name="Visited_20_Internet_20_Link"><text:span text:style-name="T12">https://github.com/PingrisAlexis/PingrisAlexis_06_29052021.git</text:span></text:a><text:span text:style-name="T11">.</text:span></text:p>
        </text:list-item>
        <text:list-item>
          <text:p text:style-name="P3"><text:span text:style-name="T11">Create </text:span><text:span text:style-name="Source_20_Text"><text:span text:style-name="T13">.env</text:span></text:span><text:span text:style-name="T11"> file in the "backend" folder, then, add the line of code sent separately.</text:span></text:p>
        </text:list-item>
        <text:list-item>
          <text:p text:style-name="P3"><text:span text:style-name="T11">With a terminal, go to the "backend" folder then: </text:span><text:span text:style-name="Source_20_Text"><text:span text:style-name="T13">npm install</text:span></text:span><text:span text:style-name="T11"> and run </text:span><text:span text:style-name="Source_20_Text"><text:span text:style-name="T13">nodemon</text:span></text:span><text:span text:style-name="T11">.</text:span></text:p>
        </text:list-item>
        <text:list-item>
          <text:p text:style-name="P6"><text:span text:style-name="T11">The server listens on the port: </text:span><text:a xlink:type="simple" xlink:href="http://localhost:3000/" text:style-name="Internet_20_link" text:visited-style-name="Visited_20_Internet_20_Link"><text:span text:style-name="T12">http://localhost:3000</text:span></text:a><text:span text:style-name="T11">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7T12:39:24.98</meta:creation-date>
    <meta:document-statistic meta:table-count="0" meta:image-count="0" meta:object-count="0" meta:page-count="1" meta:paragraph-count="16" meta:word-count="162" meta:character-count="1061"/>
    <dc:date>2021-07-17T12:43:10.01</dc:date>
    <meta:editing-duration>PT3M46S</meta:editing-duration>
    <meta:editing-cycles>1</meta:editing-cycles>
    <meta:generator>OpenOffice/4.1.7$Win32 OpenOffice.org_project/417m1$Build-9800</meta:generator>
  </office:meta>
</office:document-meta>
</file>